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1.07mm" svg:y="407.03mm">
            <loext:p draw:notify-on-update-of-ranges="Sheet1.C3:Sheet1.C3 Sheet1.C4:Sheet1.C89 Sheet1.D3:Sheet1.D3 Sheet1.D4:Sheet1.D89 Sheet1.E3:Sheet1.E3 Sheet1.E4:Sheet1.E89 Sheet1.F3:Sheet1.F3 Sheet1.F4:Sheet1.F89 Sheet1.G3:Sheet1.G3 Sheet1.G4:Sheet1.G89 Sheet1.H3:Sheet1.H3 Sheet1.H4:Sheet1.H89 Sheet1.I3:Sheet1.I3 Sheet1.I4:Sheet1.I89 Sheet1.J3:Sheet1.J3 Sheet1.J4:Sheet1.J89 Sheet1.K3:Sheet1.K3 Sheet1.K4:Sheet1.K89 Sheet1.L3:Sheet1.L3 Sheet1.L4:Sheet1.L89 Sheet1.M3:Sheet1.M3 Sheet1.M4:Sheet1.M89 Sheet1.N3:Sheet1.N3 Sheet1.N4:Sheet1.N89 Sheet1.O3:Sheet1.O3 Sheet1.O4:Sheet1.O89 Sheet1.P3:Sheet1.P3 Sheet1.P4:Sheet1.P89 Sheet1.Q3:Sheet1.Q3 Sheet1.Q4:Sheet1.Q89 Sheet1.R3:Sheet1.R3 Sheet1.R4:Sheet1.R89 Sheet1.S3:Sheet1.S3 Sheet1.S4:Sheet1.S89 Sheet1.T3:Sheet1.T3 Sheet1.T4:Sheet1.T89 Sheet1.U3:Sheet1.U3 Sheet1.U4:Sheet1.U89 Sheet1.V3:Sheet1.V3 Sheet1.V4:Sheet1.V89 Sheet1.W3:Sheet1.W3 Sheet1.W4:Sheet1.W89 Sheet1.X3:Sheet1.X3 Sheet1.X4:Sheet1.X89 Sheet1.Y3:Sheet1.Y3 Sheet1.Y4:Sheet1.Y89 Sheet1.Z3:Sheet1.Z3 Sheet1.Z4:Sheet1.Z89 Sheet1.AA3:Sheet1.AA3 Sheet1.AA4:Sheet1.AA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0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0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9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9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9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9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8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8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8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8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8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8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7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5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3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3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1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1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1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1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0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0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9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9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9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9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8"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7"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7"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7"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7"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7"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7"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7"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7"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7"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7"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5"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5"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4"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4"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4"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4"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3"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3"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3"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3"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5"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5"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3"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5"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5"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21.9" calcext:value-type="float">
            <text:p>21.9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87:.AB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/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88:.AB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style-name="Default" table:number-columns-repeated="8"/>
          <table:table-cell table:style-name="Default" office:value-type="float" office:value="0.9" calcext:value-type="float">
            <text:p>0.9</text:p>
          </table:table-cell>
          <table:table-cell table:style-name="Default" table:number-columns-repeated="4"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89:.AB8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08:55:14.610438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4-18T09:06:22.046929638</dc:date>
    <meta:editing-duration>P3DT1H56M18S</meta:editing-duration>
    <meta:editing-cycles>42</meta:editing-cycles>
    <meta:generator>LibreOffice/5.1.6.2$Linux_X86_64 LibreOffice_project/10m0$Build-2</meta:generator>
    <meta:document-statistic meta:table-count="1" meta:cell-count="10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89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89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89" chart:label-cell-address="Sheet1.D3:Sheet1.D3" chart:class="chart:area">
            <chart:data-point chart:repeated="86"/>
          </chart:series>
          <chart:series chart:style-name="ch11" chart:values-cell-range-address="Sheet1.E4:Sheet1.E89" chart:label-cell-address="Sheet1.E3:Sheet1.E3" chart:class="chart:area">
            <chart:data-point chart:repeated="86"/>
          </chart:series>
          <chart:series chart:style-name="ch12" chart:values-cell-range-address="Sheet1.F4:Sheet1.F89" chart:label-cell-address="Sheet1.F3:Sheet1.F3" chart:class="chart:area">
            <chart:data-point chart:repeated="86"/>
          </chart:series>
          <chart:series chart:style-name="ch13" chart:values-cell-range-address="Sheet1.G4:Sheet1.G89" chart:label-cell-address="Sheet1.G3:Sheet1.G3" chart:class="chart:area">
            <chart:data-point chart:repeated="86"/>
          </chart:series>
          <chart:series chart:style-name="ch14" chart:values-cell-range-address="Sheet1.H4:Sheet1.H89" chart:label-cell-address="Sheet1.H3:Sheet1.H3" chart:class="chart:area">
            <chart:data-point chart:repeated="86"/>
          </chart:series>
          <chart:series chart:style-name="ch15" chart:values-cell-range-address="Sheet1.I4:Sheet1.I89" chart:label-cell-address="Sheet1.I3:Sheet1.I3" chart:class="chart:area">
            <chart:data-point chart:repeated="86"/>
          </chart:series>
          <chart:series chart:style-name="ch16" chart:values-cell-range-address="Sheet1.J4:Sheet1.J89" chart:label-cell-address="Sheet1.J3:Sheet1.J3" chart:class="chart:area">
            <chart:data-point chart:repeated="86"/>
          </chart:series>
          <chart:series chart:style-name="ch17" chart:values-cell-range-address="Sheet1.K4:Sheet1.K89" chart:label-cell-address="Sheet1.K3:Sheet1.K3" chart:class="chart:area">
            <chart:data-point chart:repeated="86"/>
          </chart:series>
          <chart:series chart:style-name="ch18" chart:values-cell-range-address="Sheet1.L4:Sheet1.L89" chart:label-cell-address="Sheet1.L3:Sheet1.L3" chart:class="chart:area">
            <chart:data-point chart:repeated="86"/>
          </chart:series>
          <chart:series chart:style-name="ch19" chart:values-cell-range-address="Sheet1.M4:Sheet1.M89" chart:label-cell-address="Sheet1.M3:Sheet1.M3" chart:class="chart:area">
            <chart:data-point chart:repeated="86"/>
          </chart:series>
          <chart:series chart:style-name="ch20" chart:values-cell-range-address="Sheet1.N4:Sheet1.N89" chart:label-cell-address="Sheet1.N3:Sheet1.N3" chart:class="chart:area">
            <chart:data-point chart:repeated="86"/>
          </chart:series>
          <chart:series chart:style-name="ch21" chart:values-cell-range-address="Sheet1.O4:Sheet1.O89" chart:label-cell-address="Sheet1.O3:Sheet1.O3" chart:class="chart:area">
            <chart:data-point chart:repeated="86"/>
          </chart:series>
          <chart:series chart:style-name="ch10" chart:values-cell-range-address="Sheet1.P4:Sheet1.P89" chart:label-cell-address="Sheet1.P3:Sheet1.P3" chart:class="chart:area">
            <chart:data-point chart:repeated="86"/>
          </chart:series>
          <chart:series chart:style-name="ch11" chart:values-cell-range-address="Sheet1.Q4:Sheet1.Q89" chart:label-cell-address="Sheet1.Q3:Sheet1.Q3" chart:class="chart:area">
            <chart:data-point chart:repeated="86"/>
          </chart:series>
          <chart:series chart:style-name="ch12" chart:values-cell-range-address="Sheet1.R4:Sheet1.R89" chart:label-cell-address="Sheet1.R3:Sheet1.R3" chart:class="chart:area">
            <chart:data-point chart:repeated="86"/>
          </chart:series>
          <chart:series chart:style-name="ch13" chart:values-cell-range-address="Sheet1.S4:Sheet1.S89" chart:label-cell-address="Sheet1.S3:Sheet1.S3" chart:class="chart:area">
            <chart:data-point chart:repeated="86"/>
          </chart:series>
          <chart:series chart:style-name="ch14" chart:values-cell-range-address="Sheet1.T4:Sheet1.T89" chart:label-cell-address="Sheet1.T3:Sheet1.T3" chart:class="chart:area">
            <chart:data-point chart:repeated="86"/>
          </chart:series>
          <chart:series chart:style-name="ch22" chart:values-cell-range-address="Sheet1.U4:Sheet1.U89" chart:label-cell-address="Sheet1.U3:Sheet1.U3" chart:class="chart:area">
            <chart:data-point chart:repeated="86"/>
          </chart:series>
          <chart:series chart:style-name="ch16" chart:values-cell-range-address="Sheet1.V4:Sheet1.V89" chart:label-cell-address="Sheet1.V3:Sheet1.V3" chart:class="chart:area">
            <chart:data-point chart:repeated="86"/>
          </chart:series>
          <chart:series chart:style-name="ch17" chart:values-cell-range-address="Sheet1.W4:Sheet1.W89" chart:label-cell-address="Sheet1.W3:Sheet1.W3" chart:class="chart:area">
            <chart:data-point chart:repeated="86"/>
          </chart:series>
          <chart:series chart:style-name="ch18" chart:values-cell-range-address="Sheet1.X4:Sheet1.X89" chart:label-cell-address="Sheet1.X3:Sheet1.X3" chart:class="chart:area">
            <chart:data-point chart:repeated="86"/>
          </chart:series>
          <chart:series chart:style-name="ch19" chart:values-cell-range-address="Sheet1.Y4:Sheet1.Y89" chart:label-cell-address="Sheet1.Y3:Sheet1.Y3" chart:class="chart:area">
            <chart:data-point chart:repeated="86"/>
          </chart:series>
          <chart:series chart:style-name="ch20" chart:values-cell-range-address="Sheet1.Z4:Sheet1.Z89" chart:label-cell-address="Sheet1.Z3:Sheet1.Z3" chart:class="chart:area">
            <chart:data-point chart:repeated="86"/>
          </chart:series>
          <chart:series chart:style-name="ch21" chart:values-cell-range-address="Sheet1.AA4:Sheet1.AA89" chart:label-cell-address="Sheet1.AA3:Sheet1.AA3" chart:class="chart:area">
            <chart:data-point chart:repeated="86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89</svg:desc>
                </draw:g>
              </table:table-cell>
              <table:table-cell office:value-type="float" office:value="0.3">
                <text:p>0.3</text:p>
                <draw:g>
                  <svg:desc>Sheet1.D4:Sheet1.D89</svg:desc>
                </draw:g>
              </table:table-cell>
              <table:table-cell office:value-type="float" office:value="27.7">
                <text:p>27.7</text:p>
                <draw:g>
                  <svg:desc>Sheet1.E4:Sheet1.E89</svg:desc>
                </draw:g>
              </table:table-cell>
              <table:table-cell office:value-type="float" office:value="54.2">
                <text:p>54.2</text:p>
                <draw:g>
                  <svg:desc>Sheet1.F4:Sheet1.F89</svg:desc>
                </draw:g>
              </table:table-cell>
              <table:table-cell office:value-type="float" office:value="2.9">
                <text:p>2.9</text:p>
                <draw:g>
                  <svg:desc>Sheet1.G4:Sheet1.G89</svg:desc>
                </draw:g>
              </table:table-cell>
              <table:table-cell office:value-type="float" office:value="14.8">
                <text:p>14.8</text:p>
                <draw:g>
                  <svg:desc>Sheet1.H4:Sheet1.H89</svg:desc>
                </draw:g>
              </table:table-cell>
              <table:table-cell office:value-type="float" office:value="NaN">
                <text:p>NaN</text:p>
                <draw:g>
                  <svg:desc>Sheet1.I4:Sheet1.I89</svg:desc>
                </draw:g>
              </table:table-cell>
              <table:table-cell office:value-type="float" office:value="NaN">
                <text:p>NaN</text:p>
                <draw:g>
                  <svg:desc>Sheet1.J4:Sheet1.J89</svg:desc>
                </draw:g>
              </table:table-cell>
              <table:table-cell office:value-type="float" office:value="NaN">
                <text:p>NaN</text:p>
                <draw:g>
                  <svg:desc>Sheet1.K4:Sheet1.K89</svg:desc>
                </draw:g>
              </table:table-cell>
              <table:table-cell office:value-type="float" office:value="NaN">
                <text:p>NaN</text:p>
                <draw:g>
                  <svg:desc>Sheet1.L4:Sheet1.L89</svg:desc>
                </draw:g>
              </table:table-cell>
              <table:table-cell office:value-type="float" office:value="NaN">
                <text:p>NaN</text:p>
                <draw:g>
                  <svg:desc>Sheet1.M4:Sheet1.M89</svg:desc>
                </draw:g>
              </table:table-cell>
              <table:table-cell office:value-type="float" office:value="NaN">
                <text:p>NaN</text:p>
                <draw:g>
                  <svg:desc>Sheet1.N4:Sheet1.N89</svg:desc>
                </draw:g>
              </table:table-cell>
              <table:table-cell office:value-type="float" office:value="NaN">
                <text:p>NaN</text:p>
                <draw:g>
                  <svg:desc>Sheet1.O4:Sheet1.O89</svg:desc>
                </draw:g>
              </table:table-cell>
              <table:table-cell office:value-type="float" office:value="NaN">
                <text:p>NaN</text:p>
                <draw:g>
                  <svg:desc>Sheet1.P4:Sheet1.P89</svg:desc>
                </draw:g>
              </table:table-cell>
              <table:table-cell office:value-type="float" office:value="NaN">
                <text:p>NaN</text:p>
                <draw:g>
                  <svg:desc>Sheet1.Q4:Sheet1.Q89</svg:desc>
                </draw:g>
              </table:table-cell>
              <table:table-cell office:value-type="float" office:value="NaN">
                <text:p>NaN</text:p>
                <draw:g>
                  <svg:desc>Sheet1.R4:Sheet1.R89</svg:desc>
                </draw:g>
              </table:table-cell>
              <table:table-cell office:value-type="float" office:value="NaN">
                <text:p>NaN</text:p>
                <draw:g>
                  <svg:desc>Sheet1.S4:Sheet1.S89</svg:desc>
                </draw:g>
              </table:table-cell>
              <table:table-cell office:value-type="float" office:value="NaN">
                <text:p>NaN</text:p>
                <draw:g>
                  <svg:desc>Sheet1.T4:Sheet1.T89</svg:desc>
                </draw:g>
              </table:table-cell>
              <table:table-cell office:value-type="float" office:value="NaN">
                <text:p>NaN</text:p>
                <draw:g>
                  <svg:desc>Sheet1.U4:Sheet1.U89</svg:desc>
                </draw:g>
              </table:table-cell>
              <table:table-cell office:value-type="float" office:value="NaN">
                <text:p>NaN</text:p>
                <draw:g>
                  <svg:desc>Sheet1.V4:Sheet1.V89</svg:desc>
                </draw:g>
              </table:table-cell>
              <table:table-cell office:value-type="float" office:value="NaN">
                <text:p>NaN</text:p>
                <draw:g>
                  <svg:desc>Sheet1.W4:Sheet1.W89</svg:desc>
                </draw:g>
              </table:table-cell>
              <table:table-cell office:value-type="float" office:value="NaN">
                <text:p>NaN</text:p>
                <draw:g>
                  <svg:desc>Sheet1.X4:Sheet1.X89</svg:desc>
                </draw:g>
              </table:table-cell>
              <table:table-cell office:value-type="float" office:value="NaN">
                <text:p>NaN</text:p>
                <draw:g>
                  <svg:desc>Sheet1.Y4:Sheet1.Y89</svg:desc>
                </draw:g>
              </table:table-cell>
              <table:table-cell office:value-type="float" office:value="NaN">
                <text:p>NaN</text:p>
                <draw:g>
                  <svg:desc>Sheet1.Z4:Sheet1.Z89</svg:desc>
                </draw:g>
              </table:table-cell>
              <table:table-cell office:value-type="float" office:value="NaN">
                <text:p>NaN</text:p>
                <draw:g>
                  <svg:desc>Sheet1.AA4:Sheet1.AA89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